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PDR</text:p>
          </table:table-cell>
          <table:table-cell office:value-type="string">
            <text:p>Nodes\RP</text:p>
          </table:table-cell>
          <table:table-cell office:value-type="string">
            <text:p>DSR</text:p>
          </table:table-cell>
          <table:table-cell office:value-type="string">
            <text:p>AODV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444">
            <text:p>0.944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944">
            <text:p>0.8944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9885">
            <text:p>0.9885</text:p>
          </table:table-cell>
          <table:table-cell office:value-type="float" office:value="0.9274">
            <text:p>0.927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outing Load</text:p>
          </table:table-cell>
          <table:table-cell office:value-type="string">
            <text:p>Nodes\RP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.4423">
            <text:p>1.4423</text:p>
          </table:table-cell>
          <table:table-cell office:value-type="float" office:value="2.4509">
            <text:p>2.450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.1497">
            <text:p>2.1497</text:p>
          </table:table-cell>
          <table:table-cell office:value-type="float" office:value="6.1179">
            <text:p>6.1179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3.2558">
            <text:p>3.2558</text:p>
          </table:table-cell>
          <table:table-cell office:value-type="float" office:value="10.2016">
            <text:p>10.20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1">05/01/2011</text:date>, <text:time>09:1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barasan </meta:initial-creator>
    <meta:creation-date>2011-03-17T17:17:10</meta:creation-date>
    <dc:date>2011-05-01T09:10:57</dc:date>
    <dc:creator>Anbarasan </dc:creator>
    <meta:editing-duration>PT01H09M54S</meta:editing-duration>
    <meta:editing-cycles>8</meta:editing-cycles>
    <meta:generator>OpenOffice.org/3.2$Unix OpenOffice.org_project/320m19$Build-9505</meta:generator>
    <meta:document-statistic meta:table-count="3" meta:cell-count="24" meta:object-count="0"/>
  </office:meta>
</office:document-meta>
</file>